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code" svg:font-family="'Lucida code'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toa_20_heading">
      <style:paragraph-properties fo:text-align="center" style:justify-single-word="false"/>
      <style:text-properties fo:color="#000000" loext:opacity="100%" style:font-name="Times New Roman1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5pt" style:font-name-asian="Times New Roman2" style:font-size-asian="15pt" style:font-name-complex="Times New Roman2" style:font-size-complex="15pt"/>
    </style:style>
    <style:style style:name="P11" style:family="paragraph" style:parent-style-name="Text_20_body">
      <style:paragraph-properties fo:text-align="start" style:justify-single-word="false"/>
      <style:text-properties style:font-name="Times New Roman1" fo:font-size="14pt" fo:font-weight="normal" officeooo:rsid="0011474a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1" fo:font-size="14pt" fo:font-weight="normal" officeooo:rsid="0011474a" officeooo:paragraph-rsid="0011474a" style:font-size-asian="12.25pt" style:font-weight-asian="normal" style:font-size-complex="14pt" style:font-weight-complex="normal"/>
    </style:style>
    <style:style style:name="P13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style:font-name="Lucida code" fo:font-size="9pt" fo:language="en" fo:country="US" fo:font-weight="normal" officeooo:rsid="000d209f" officeooo:paragraph-rsid="000d209f" style:font-name-asian="Times New Roman2" style:font-size-asian="9pt" style:font-weight-asian="normal" style:font-name-complex="Times New Roman2" style:font-size-complex="9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officeooo:paragraph-rsid="000d18b1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officeooo:paragraph-rsid="0011474a" style:font-size-asian="14pt" style:font-size-complex="14pt"/>
    </style:style>
    <style:style style:name="P17" style:family="paragraph" style:parent-style-name="Standard">
      <style:text-properties style:font-name="Times New Roman" fo:font-size="14pt" officeooo:rsid="000f6350" officeooo:paragraph-rsid="000f6350" style:font-size-asian="12.25pt" style:font-size-complex="14pt"/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Table_20_Contents">
      <style:text-properties officeooo:rsid="0011e83f" officeooo:paragraph-rsid="0011e83f"/>
    </style:style>
    <style:style style:name="P20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text-align="center" style:justify-single-word="false"/>
      <style:text-properties style:font-name="Times New Roman1" fo:font-size="18pt" fo:font-weight="bold" officeooo:paragraph-rsid="0017a8bb" style:font-size-asian="18pt" style:font-weight-asian="bold" style:font-size-complex="18pt"/>
    </style:style>
    <style:style style:name="P22" style:family="paragraph" style:parent-style-name="Heading_20_1">
      <style:paragraph-properties fo:text-align="center" style:justify-single-word="false"/>
      <style:text-properties style:font-name="Times New Roman1" fo:font-size="18pt" officeooo:paragraph-rsid="0017a8bb" style:font-size-asian="18pt" style:font-size-complex="18pt"/>
    </style:style>
    <style:style style:name="P23" style:family="paragraph" style:parent-style-name="Heading_20_1">
      <style:paragraph-properties fo:text-align="center" style:justify-single-word="false"/>
      <style:text-properties officeooo:paragraph-rsid="0017a8bb"/>
    </style:style>
    <style:style style:name="P24" style:family="paragraph" style:parent-style-name="Heading_20_1">
      <style:paragraph-properties fo:text-align="center" style:justify-single-word="false"/>
      <style:text-properties officeooo:rsid="0017a8bb" officeooo:paragraph-rsid="0017a8bb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Times New Roman" fo:font-size="14pt" officeooo:paragraph-rsid="0011474a" style:font-size-asian="14pt" style:font-size-complex="14pt"/>
    </style:style>
    <style:style style:name="P27" style:family="paragraph" style:parent-style-name="Table_20_Contents">
      <style:text-properties officeooo:rsid="0011e83f" officeooo:paragraph-rsid="0011e83f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/>
    </style:style>
    <style:style style:name="T1" style:family="text">
      <style:text-properties officeooo:rsid="000c762a"/>
    </style:style>
    <style:style style:name="T2" style:family="text">
      <style:text-properties fo:color="#000000" loext:opacity="100%" style:font-name="Times New Roman1" fo:font-size="14pt" style:font-size-asian="14pt" style:font-size-complex="14pt"/>
    </style:style>
    <style:style style:name="T3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4" style:family="text">
      <style:text-properties style:font-name="Times New Roman1" fo:font-size="16pt" fo:language="ru" fo:country="RU" officeooo:rsid="000c762a" style:font-name-asian="Times New Roman2" style:font-size-asian="16pt" style:font-name-complex="Times New Roman2" style:font-size-complex="16pt"/>
    </style:style>
    <style:style style:name="T5" style:family="text">
      <style:text-properties style:font-name="Times New Roman1" fo:font-size="16pt" fo:language="ru" fo:country="RU" style:text-underline-style="solid" style:text-underline-width="auto" style:text-underline-color="font-color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1" fo:font-size="16pt" fo:language="ru" fo:country="RU" style:text-underline-style="solid" style:text-underline-width="auto" style:text-underline-color="font-color" officeooo:rsid="000c762a" style:font-name-asian="Times New Roman2" style:font-size-asian="16pt" style:font-name-complex="Times New Roman2" style:font-size-complex="16pt"/>
    </style:style>
    <style:style style:name="T7" style:family="text">
      <style:text-properties style:font-name="Times New Roman1" fo:font-size="16pt" fo:language="ru" fo:country="RU" style:text-underline-style="none" style:font-name-asian="Times New Roman2" style:font-size-asian="16pt" style:font-name-complex="Times New Roman2" style:font-size-complex="16pt"/>
    </style:style>
    <style:style style:name="T8" style:family="text">
      <style:text-properties style:font-name="Times New Roman1" fo:font-size="18pt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9" style:family="text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Times New Roman1" fo:font-size="18pt" fo:font-weight="bold" officeooo:rsid="0017a8bb" style:font-size-asian="18pt" style:font-weight-asian="bold" style:font-size-complex="18pt" style:font-weight-complex="bold"/>
    </style:style>
    <style:style style:name="T11" style:family="text">
      <style:text-properties style:font-name="Times New Roman1" fo:font-size="18pt" fo:language="en" fo:country="US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12" style:family="text">
      <style:text-properties style:font-name="Times New Roman1" fo:font-size="14pt" fo:font-weight="normal" officeooo:rsid="0011474a" style:font-size-asian="12.25pt" style:font-weight-asian="normal" style:font-size-complex="14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position="0% 100%" officeooo:rsid="0011474a"/>
    </style:style>
    <style:style style:name="T16" style:family="text">
      <style:text-properties officeooo:rsid="00102043"/>
    </style:style>
    <style:style style:name="T17" style:family="text">
      <style:text-properties style:text-position="super 58%"/>
    </style:style>
    <style:style style:name="T18" style:family="text">
      <style:text-properties officeooo:rsid="0013c04c"/>
    </style:style>
    <style:style style:name="T19" style:family="text">
      <style:text-properties officeooo:rsid="0015dec7"/>
    </style:style>
    <style:style style:name="T20" style:family="text">
      <style:text-properties officeooo:rsid="0017a8b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7a8bb" style:font-weight-asian="bold" style:font-weight-complex="bold"/>
    </style:style>
    <style:style style:name="T23" style:family="text">
      <style:text-properties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осковский авиационный институт (национальный исследовательский университет)</text:p>
      <text:p text:style-name="P5"/>
      <text:p text:style-name="P10">Институт №8 «Компьютерные науки и прикладная математика»</text:p>
      <text:p text:style-name="P10">Кафедра 806 «Вычислительная математика и программирование»</text:p>
      <text:p text:style-name="P7"/>
      <text:p text:style-name="P7"/>
      <text:p text:style-name="P7"/>
      <text:p text:style-name="P7"/>
      <text:p text:style-name="P7"/>
      <text:p text:style-name="P7"/>
      <text:p text:style-name="P9">Лабораторная работа по курсу "Дискретный анализ" №_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Студент: </text:span><text:span text:style-name="T4">Ахметшин Б. Р.</text:span></text:p>
      <text:p text:style-name="P6">Преподаватель: <text:span text:style-name="T20">Макаров</text:span><text:span text:style-name="T1"> Н. </text:span><text:span text:style-name="T20">К</text:span><text:span text:style-name="T1">.</text:span></text:p>
      <text:p text:style-name="P6">Группа: М8О-<text:span text:style-name="T20">3</text:span>0<text:span text:style-name="T1">3</text:span>Б-22</text:p>
      <text:p text:style-name="P2"><text:span text:style-name="T3">Дата:</text:span><text:span text:style-name="T7"> </text:span><text:span text:style-name="T6"><text:s text:c="6"/></text:span><text:span text:style-name="T5"><text:s text:c="18"/></text:span></text:p>
      <text:p text:style-name="P6">Оценка:<text:span text:style-name="T14"> </text:span><text:span text:style-name="T13"><text:s text:c="24"/></text:span></text:p>
      <text:p text:style-name="P6">Подпись: <text:span text:style-name="T13"><text:s text:c="24"/></text:span></text:p>
      <text:p text:style-name="P8"/>
      <text:p text:style-name="P8"><text:soft-page-break/></text:p>
      <text:p text:style-name="P4"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2341_3836344279" text:style-name="Index_20_Link" text:visited-style-name="Index_20_Link">Постановка задачи<text:tab/>2</text:a></text:p>
          <text:p text:style-name="P13"><text:a xlink:type="simple" xlink:href="#__RefHeading___Toc2343_3836344279" text:style-name="Index_20_Link" text:visited-style-name="Index_20_Link">Алгоритм решения<text:tab/>2</text:a></text:p>
          <text:p text:style-name="P13"><text:a xlink:type="simple" xlink:href="#__RefHeading___Toc2345_3836344279" text:style-name="Index_20_Link" text:visited-style-name="Index_20_Link">Исходный код<text:tab/>2</text:a></text:p>
          <text:p text:style-name="P13"><text:a xlink:type="simple" xlink:href="#__RefHeading___Toc2347_3836344279" text:style-name="Index_20_Link" text:visited-style-name="Index_20_Link">Тесты<text:tab/>2</text:a></text:p>
          <text:p text:style-name="P13"><text:a xlink:type="simple" xlink:href="#__RefHeading__750_2004454639" text:style-name="Index_20_Link" text:visited-style-name="Index_20_Link">Вывод<text:tab/>2</text:a></text:p>
        </text:index-body>
      </text:table-of-content>
      <text:p text:style-name="Contents_20_1"><text:a xlink:type="simple" xlink:href="#__RefHeading___Toc3883_94863195" text:style-name="Internet_20_link" text:visited-style-name="Visited_20_Internet_20_Link"><text:span text:style-name="T2"/></text:a></text:p>
      <text:list xml:id="list3662015555" text:style-name="Outline">
        <text:list-header>
          <text:h text:style-name="P22" text:outline-level="1" text:is-list-header="true"><text:span text:style-name="T21"/></text:h>
        </text:list-header>
        <text:list-item>
          <text:h text:style-name="P22" text:outline-level="1"><text:bookmark-start text:name="__RefHeading___Toc2341_3836344279"/><text:bookmark text:name="Bookmark1"/><text:span text:style-name="T21">Постановка задачи</text:span><text:bookmark-end text:name="__RefHeading___Toc2341_3836344279"/></text:h>
        </text:list-item>
        <text:list-item>
          <text:h text:style-name="P22" text:outline-level="1"><text:bookmark-start text:name="__RefHeading___Toc2343_3836344279"/><text:span text:style-name="T22">Алгоритм решения</text:span><text:bookmark-end text:name="__RefHeading___Toc2343_3836344279"/></text:h>
        </text:list-item>
        <text:list-item>
          <text:h text:style-name="P23" text:outline-level="1"><text:bookmark-start text:name="__RefHeading___Toc2345_3836344279"/><text:span text:style-name="T10">Исходный код</text:span><text:bookmark-end text:name="__RefHeading___Toc2345_3836344279"/></text:h>
        </text:list-item>
        <text:list-item>
          <text:h text:style-name="P24" text:outline-level="1"><text:bookmark-start text:name="__RefHeading___Toc2347_3836344279"/><text:span text:style-name="T11">Тесты</text:span><text:bookmark-end text:name="__RefHeading___Toc2347_3836344279"/></text:h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Input</text:p>
          </table:table-cell>
          <table:table-cell table:style-name="Таблица1.B1" office:value-type="string">
            <text:p text:style-name="P28">Output</text:p>
          </table:table-cell>
        </table:table-row>
        <table:table-row>
          <table:table-cell table:style-name="Таблица1.A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</table:table-row>
      </table:table>
      <text:list xml:id="list171923255086951" text:continue-numbering="true" text:style-name="Outline">
        <text:list-item>
          <text:h text:style-name="P21" text:outline-level="1"><text:bookmark-start text:name="__RefHeading__750_2004454639"/><text:bookmark text:name="Bookmark6"/><text:span text:style-name="T23">Вывод</text:span><text:bookmark-end text:name="__RefHeading__750_2004454639"/></text:h>
        </text:list-item>
      </text:list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code" svg:font-family="'Lucida code'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c762a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15</meta:editing-cycles>
    <meta:creation-date>2022-10-30T13:40:00</meta:creation-date>
    <dc:date>2024-11-11T17:19:22.889920208</dc:date>
    <dc:language>ru-RU</dc:language>
    <meta:editing-duration>PT24M33S</meta:editing-duration>
    <meta:generator>LibreOffice/7.3.7.2$Linux_X86_64 LibreOffice_project/30$Build-2</meta:generator>
    <meta:document-statistic meta:table-count="1" meta:image-count="0" meta:object-count="0" meta:page-count="2" meta:paragraph-count="26" meta:word-count="68" meta:character-count="565" meta:non-whitespace-character-count="448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